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officeooo:rsid="001a6893" officeooo:paragraph-rsid="001a6893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matopoietic stem cells (HSCs) </text:p>
      <text:p text:style-name="P1"><text:span text:style-name="T2">granulocyte-monocyte progenitor </text:span>(GMP) cells</text:p>
      <text:p text:style-name="P1">megakaryocyte-erythroid progenitor cells (MEPs)</text:p>
      <text:p text:style-name="P2">Monocytes (Mon)</text:p>
      <text:p text:style-name="P2">Basophiles (Bas)</text:p>
      <text:p text:style-name="P2">Erythrocytes (Ery)</text:p>
      <text:p text:style-name="P2">Neutrophiles (Neu)</text:p>
      <text:p text:style-name="P2">Megakaryocytes (Meg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0T11:40:52.408236057</meta:creation-date>
    <dc:date>2023-01-10T11:47:20.460455588</dc:date>
    <meta:editing-duration>PT6M29S</meta:editing-duration>
    <meta:editing-cycles>1</meta:editing-cycles>
    <meta:document-statistic meta:table-count="0" meta:image-count="0" meta:object-count="0" meta:page-count="1" meta:paragraph-count="8" meta:word-count="22" meta:character-count="209" meta:non-whitespace-character-count="194"/>
    <meta:generator>LibreOffice/6.0.7.3$Linux_X86_64 LibreOffice_project/00m0$Build-3</meta:generator>
  </office:meta>
</office:document-meta>
</file>